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dates</text:p>
          </table:table-cell>
          <table:table-cell table:style-name="ce1" office:value-type="date" office:date-value="2015-11-06">
            <text:p>06/11/15</text:p>
          </table:table-cell>
          <table:table-cell table:style-name="ce1" office:value-type="date" office:date-value="2015-11-13">
            <text:p>13/11/15</text:p>
          </table:table-cell>
          <table:table-cell table:style-name="ce1" table:formula="of:=[.C1]+7" office:value-type="date" office:date-value="2015-11-20">
            <text:p>20/11/15</text:p>
          </table:table-cell>
          <table:table-cell table:style-name="ce1" table:formula="of:=[.D1]+7" office:value-type="date" office:date-value="2015-11-27">
            <text:p>27/11/15</text:p>
          </table:table-cell>
          <table:table-cell table:style-name="ce1" table:formula="of:=[.E1]+7" office:value-type="date" office:date-value="2015-12-04">
            <text:p>04/12/15</text:p>
          </table:table-cell>
          <table:table-cell table:style-name="ce1" table:formula="of:=[.F1]+7" office:value-type="date" office:date-value="2015-12-11">
            <text:p>11/12/15</text:p>
          </table:table-cell>
          <table:table-cell table:style-name="ce1" table:formula="of:=[.G1]+7" office:value-type="date" office:date-value="2015-12-18">
            <text:p>18/12/15</text:p>
          </table:table-cell>
          <table:table-cell table:style-name="ce1" table:formula="of:=[.H1]+7" office:value-type="date" office:date-value="2015-12-25">
            <text:p>25/12/15</text:p>
          </table:table-cell>
          <table:table-cell table:style-name="ce1" table:formula="of:=[.I1]+7" office:value-type="date" office:date-value="2016-01-01">
            <text:p>01/01/16</text:p>
          </table:table-cell>
          <table:table-cell table:style-name="ce1" office:value-type="string">
            <text:p>total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points total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C4]+[.D4]" office:value-type="float" office:value="72">
            <text:p>72</text:p>
          </table:table-cell>
          <table:table-cell table:formula="of:=72+19" office:value-type="float" office:value="91">
            <text:p>91</text:p>
          </table:table-cell>
          <table:table-cell office:value-type="float" office:value="91">
            <text:p>91</text:p>
          </table:table-cell>
          <table:table-cell table:number-columns-repeated="4"/>
          <table:table-cell table:formula="of:=20+13+40+5+13+1+13+1+40+40+1+13+1+1+5+1+5+5+2+8+5+2+10+35+15" office:value-type="float" office:value="295">
            <text:p>295</text:p>
          </table:table-cell>
          <table:table-cell table:number-columns-repeated="1013"/>
        </table:table-row>
        <table:table-row table:style-name="ro1">
          <table:table-cell office:value-type="string">
            <text:p>a faire</text:p>
          </table:table-cell>
          <table:table-cell office:value-type="float" office:value="295">
            <text:p>295</text:p>
          </table:table-cell>
          <table:table-cell office:value-type="float" office:value="280">
            <text:p>28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235">
            <text:p>235</text:p>
          </table:table-cell>
          <table:table-cell table:number-columns-repeated="4"/>
          <table:table-cell table:formula="of:=295-[.K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int semain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>
            <draw:frame table:end-cell-address="Feuille1.J31" table:end-x="2.175cm" table:end-y="0.293cm" draw:z-index="0" draw:style-name="gr1" draw:text-style-name="P1" svg:width="22.782cm" svg:height="11.902cm" svg:x="0cm" svg:y="0.133cm">
              <draw:object draw:notify-on-update-of-ranges="Feuille1.B1:Feuille1.K1 Feuille1.C1:Feuille1.J1 Feuille1.B2:Feuille1.K2 Feuille1.B3:Feuille1.K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11/12/2015</text:date>, <text:time>09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7:48:11.41</meta:creation-date>
    <dc:date>2015-12-11T09:27:58.05</dc:date>
    <meta:editing-duration>PT3H36M58S</meta:editing-duration>
    <meta:editing-cycles>4</meta:editing-cycles>
    <meta:generator>OpenOffice/4.1.1$Win32 OpenOffice.org_project/411m6$Build-9775</meta:generator>
    <meta:document-statistic meta:table-count="3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83cm" svg:height="11.903cm" xlink:href=".." xlink:type="simple" chart:class="chart:line" chart:style-name="ch1">
        <chart:title svg:x="9.376cm" svg:y="0.374cm" chart:style-name="ch2">
          <text:p>BurnUp / BurnDown</text:p>
        </chart:title>
        <chart:plot-area chart:style-name="ch3" table:cell-range-address="Feuille1.B1:Feuille1.K3" chart:data-source-has-labels="both" svg:x="1.172cm" svg:y="2.229cm" svg:width="19.686cm" svg:height="9.269cm">
          <chartooo:coordinate-region svg:x="1.979cm" svg:y="2.442cm" svg:width="18.547cm" svg:height="8.383cm"/>
          <chart:axis chart:dimension="x" chart:name="primary-x" chart:style-name="ch4" chartooo:axis-type="text">
            <chart:categories table:cell-range-address="Feuille1.B1:Feuille1.K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B2:Feuille1.K2" chart:label-cell-address="Feuille1.C1:Feuille1.J1" chart:class="chart:line">
            <chart:data-point chart:repeated="10"/>
          </chart:series>
          <chart:series chart:style-name="ch8" chart:values-cell-range-address="Feuille1.B3:Feuille1.K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42314">
                <text:p>42310</text:p>
                <draw:g>
                  <svg:desc>Feuille1.B1:Feuille1.K1</svg:desc>
                </draw:g>
              </table:table-cell>
              <table:table-cell office:value-type="float" office:value="42321">
                <text:p>42320</text:p>
              </table:table-cell>
              <table:table-cell office:value-type="float" office:value="42328">
                <text:p>42330</text:p>
              </table:table-cell>
              <table:table-cell office:value-type="float" office:value="42335">
                <text:p>42340</text:p>
              </table:table-cell>
              <table:table-cell office:value-type="float" office:value="42342">
                <text:p>42340</text:p>
              </table:table-cell>
              <table:table-cell office:value-type="float" office:value="42349">
                <text:p>42350</text:p>
              </table:table-cell>
              <table:table-cell office:value-type="float" office:value="42356">
                <text:p>42360</text:p>
              </table:table-cell>
              <table:table-cell office:value-type="float" office:value="42363">
                <text:p>42360</text:p>
              </table:table-cell>
              <table:table-cell office:value-type="float" office:value="42370">
                <text:p>42370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3/11/15 20/11/15 27/11/15 04/12/15 11/12/15 18/12/15 25/12/15 01/01/16</text:p>
                <text:list>
                  <text:list-item>
                    <text:p>13/11/15</text:p>
                  </text:list-item>
                  <text:list-item>
                    <text:p>20/11/15</text:p>
                  </text:list-item>
                  <text:list-item>
                    <text:p>27/11/15</text:p>
                  </text:list-item>
                  <text:list-item>
                    <text:p>04/12/15</text:p>
                  </text:list-item>
                  <text:list-item>
                    <text:p>11/12/15</text:p>
                  </text:list-item>
                  <text:list-item>
                    <text:p>18/12/15</text:p>
                  </text:list-item>
                  <text:list-item>
                    <text:p>25/12/15</text:p>
                  </text:list-item>
                  <text:list-item>
                    <text:p>01/01/16</text:p>
                  </text:list-item>
                </text:list>
                <draw:g>
                  <svg:desc>Feuille1.C1:Feuille1.J1</svg:desc>
                </draw:g>
              </table:table-cell>
              <table:table-cell office:value-type="float" office:value="0">
                <text:p>0</text:p>
                <draw:g>
                  <svg:desc>Feuille1.B2:Feuille1.K2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295">
                <text:p>295</text:p>
                <draw:g>
                  <svg:desc>Feuille1.B3:Feuille1.K3</svg:desc>
                </draw:g>
              </table:table-cell>
              <table:table-cell office:value-type="float" office:value="280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